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7" draw:style-name="gr1" draw:text-style-name="P2" draw:layer="layout" svg:width="6.018cm" svg:height="3.367cm" svg:x="15.599cm" svg:y="8.945cm">
          <text:p text:style-name="P1"><text:span text:style-name="T1">shape </text:span><text:span text:style-name="T1">fil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ohit Marathi" style:font-family-complex="'Lohit Marath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Facet">
        <loext:color-table loext:name="Facet">
          <loext:color loext:name="dk1" loext:color="#000000"/>
          <loext:color loext:name="lt1" loext:color="#ffffff"/>
          <loext:color loext:name="dk2" loext:color="#2c3c43"/>
          <loext:color loext:name="lt2" loext:color="#ebebeb"/>
          <loext:color loext:name="accent1" loext:color="#90c226"/>
          <loext:color loext:name="accent2" loext:color="#54a021"/>
          <loext:color loext:name="accent3" loext:color="#e6b91e"/>
          <loext:color loext:name="accent4" loext:color="#e76618"/>
          <loext:color loext:name="accent5" loext:color="#c42f1a"/>
          <loext:color loext:name="accent6" loext:color="#918655"/>
          <loext:color loext:name="hlink" loext:color="#99ca3c"/>
          <loext:color loext:name="folHlink" loext:color="#b9d181"/>
        </loext:color-table>
      </loext:the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meta:editing-cycles>5</meta:editing-cycles>
    <meta:creation-date>2021-11-29T13:00:05</meta:creation-date>
    <dc:date>2022-02-17T15:03:55.739561355</dc:date>
    <meta:editing-duration>PT4M25S</meta:editing-duration>
    <meta:generator>LibreOfficeDev/7.4.0.0.alpha0$Linux_X86_64 LibreOffice_project/a3faf062ee872d88c269efa37bf4934bb80e0298</meta:generator>
    <meta:document-statistic meta:object-count="30"/>
    <meta:user-defined meta:name="AppVersion">16.0000</meta:user-defined>
    <meta:user-defined meta:name="PresentationFormat">Widescreen</meta:user-defined>
    <meta:user-defined meta:name="Slides" meta:value-type="float">2</meta:user-defined>
  </office:meta>
</office:document-meta>
</file>